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Helvetica1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/>
      <style:text-properties fo:background-color="transparent"/>
    </style:style>
    <style:style style:name="P2" style:family="paragraph" style:parent-style-name="Standard">
      <style:paragraph-properties fo:margin-top="0in" fo:margin-bottom="0in" fo:background-color="transparent">
        <style:background-image/>
      </style:paragraph-properties>
    </style:style>
    <style:style style:name="P3" style:family="paragraph" style:parent-style-name="Standard" style:master-page-name="Standard">
      <style:paragraph-properties fo:margin-top="0in" fo:margin-bottom="0in" style:page-number="auto" fo:background-color="transparent">
        <style:background-image/>
      </style:paragraph-properties>
      <style:text-properties fo:color="#000000" fo:background-color="transparent"/>
    </style:style>
    <style:style style:name="P4" style:family="paragraph" style:parent-style-name="Standard">
      <style:paragraph-properties fo:margin-left="0in" fo:margin-right="0in" fo:margin-top="0in" fo:margin-bottom="0in" fo:text-indent="0.4917in" style:auto-text-indent="false"/>
      <style:text-properties fo:background-color="transparent"/>
    </style:style>
    <style:style style:name="P5" style:family="paragraph" style:parent-style-name="Standard">
      <style:paragraph-properties fo:background-color="transparent">
        <style:background-image/>
      </style:paragraph-properties>
      <style:text-properties fo:color="#000000" style:font-name="Trebuchet MS" fo:font-size="10pt" fo:background-color="transparent" style:font-size-asian="10pt" style:font-size-complex="10pt"/>
    </style:style>
    <style:style style:name="T1" style:family="text">
      <style:text-properties fo:color="#ffffff" style:font-name="Trebuchet MS" fo:font-size="10pt" style:font-size-asian="10pt" style:font-size-complex="10pt"/>
    </style:style>
    <style:style style:name="T2" style:family="text">
      <style:text-properties fo:color="#ffffff" style:font-name="Trebuchet MS" fo:font-size="10pt" fo:background-color="#ff00ff" style:font-size-asian="10pt" style:font-size-complex="10pt"/>
    </style:style>
    <style:style style:name="T3" style:family="text">
      <style:text-properties fo:color="#ffffff" style:font-name="Trebuchet MS" fo:font-size="10pt" fo:background-color="#008000" style:font-size-asian="10pt" style:font-size-complex="10pt"/>
    </style:style>
    <style:style style:name="T4" style:family="text">
      <style:text-properties fo:color="#ffffff" style:font-name="Trebuchet MS" fo:font-size="10pt" fo:background-color="#ffff00" style:font-size-asian="10pt" style:font-size-complex="10pt"/>
    </style:style>
    <style:style style:name="T5" style:family="text">
      <style:text-properties fo:color="#ffffff" style:font-name="Trebuchet MS" fo:font-size="10pt" fo:background-color="#00ff00" style:font-size-asian="10pt" style:font-size-complex="10pt"/>
    </style:style>
    <style:style style:name="T6" style:family="text">
      <style:text-properties fo:color="#ffffff" style:font-name="Trebuchet MS" fo:font-size="10pt" fo:background-color="transparent" style:font-size-asian="10pt" style:font-size-complex="10pt"/>
    </style:style>
    <style:style style:name="T7" style:family="text">
      <style:text-properties fo:color="#ffffff" style:font-name="Trebuchet MS" fo:font-size="10pt" fo:background-color="#000000" style:font-size-asian="10pt" style:font-size-complex="10pt"/>
    </style:style>
    <style:style style:name="T8" style:family="text">
      <style:text-properties style:font-name="Trebuchet MS" fo:font-size="10pt" style:font-size-asian="10pt" style:font-size-complex="10pt"/>
    </style:style>
    <style:style style:name="T9" style:family="text">
      <style:text-properties style:font-name="Trebuchet MS" fo:font-size="10pt" fo:background-color="#000000" style:font-size-asian="10pt" style:font-size-complex="10pt"/>
    </style:style>
    <style:style style:name="T10" style:family="text">
      <style:text-properties fo:background-color="#ffff00"/>
    </style:style>
    <style:style style:name="T11" style:family="text">
      <style:text-properties fo:background-color="#00ff00"/>
    </style:style>
    <style:style style:name="T12" style:family="text">
      <style:text-properties fo:color="#141823" style:font-name="Helvetica" fo:font-size="10.5pt" style:font-size-asian="10.5pt" style:font-name-complex="Helvetica1" style:font-size-complex="10.5pt"/>
    </style:style>
    <style:style style:name="T13" style:family="text">
      <style:text-properties fo:color="#141823" style:font-name="Helvetica" fo:font-size="10.5pt" fo:background-color="#ff00ff" style:font-size-asian="10.5pt" style:font-name-complex="Helvetica1" style:font-size-complex="10.5pt"/>
    </style:style>
    <style:style style:name="T14" style:family="text">
      <style:text-properties fo:color="#141823" style:font-name="Helvetica" fo:font-size="10.5pt" fo:background-color="#00ff00" style:font-size-asian="10.5pt" style:font-name-complex="Helvetica1" style:font-size-complex="10.5pt"/>
    </style:style>
    <style:style style:name="T15" style:family="text">
      <style:text-properties fo:color="#141823" style:font-name="Helvetica" fo:font-size="10.5pt" fo:background-color="#ffff00" style:font-size-asian="10.5pt" style:font-name-complex="Helvetica1" style:font-size-complex="10.5pt"/>
    </style:style>
    <style:style style:name="T16" style:family="text">
      <style:text-properties fo:color="#141823" style:font-name="Helvetica" fo:font-size="10.5pt" fo:background-color="transparent" style:font-size-asian="10.5pt" style:font-name-complex="Helvetica1" style:font-size-complex="10.5pt"/>
    </style:style>
    <style:style style:name="T17" style:family="text">
      <style:text-properties fo:color="#000000" style:font-name="Trebuchet MS" fo:font-size="10pt" fo:background-color="#000000" style:font-size-asian="10pt" style:font-size-complex="10pt"/>
    </style:style>
    <style:style style:name="T18" style:family="text">
      <style:text-properties fo:color="#000000" style:font-name="Trebuchet MS" fo:font-size="10pt" style:font-size-asian="10pt" style:font-size-complex="10pt"/>
    </style:style>
    <style:style style:name="T19" style:family="text">
      <style:text-properties fo:color="#000000" style:font-name="Trebuchet MS" fo:font-size="10pt" fo:background-color="transparen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8"><text:line-break/>41. Interna fregmentacija javlja se kod<text:line-break/></text:span><text:span text:style-name="T8">-Kontinualnih i </text:span></text:p>
      <text:p text:style-name="P2"><text:span text:style-name="T19">-Rasutih datoteka<text:line-break/><text:line-break/>43. Podela drajvera na gornji i na donji deo podrazumeva:<text:line-break/>-Da gornji deo sadrzi operacije drajvera<text:line-break/>-Da donji deo sadrzi obradjivace prekida drajvera<text:line-break/><text:line-break/>44. Hijerarhijsku organizaciju datoteka karakterise:<text:line-break/>-Apsolutna putanja<text:line-break/>-Relativna putanja<text:line-break/>-Radni imenik<text:line-break/><text:line-break/>45. Slog datoteke lozinki sadrzi:<text:line-break/>-Ime i lozinku korisnika<text:line-break/>-Numericku oznaku korisnika<text:line-break/><text:line-break/>46. Translacioni podaci:<text:line-break/>-Zavise od vrste adresnog prostora<text:line-break/>-Karakterisu svaki proces<text:line-break/>-Nastaju prilikom stvaranja procesa<text:line-break/><text:line-break/>47. Slika procesa sadrzi:<text:line-break/>-Masinske naredbe<text:line-break/>-Promenljive<text:line-break/>-Stek<text:line-break/><text:line-break/>48. Drajver terminala Sadrzi:<text:line-break/>-Obradjivac prekida tastature za znakovni terminal<text:line-break/>-OBradjivac prekida ekrana za znakovni terminal<text:line-break/>-Obradjivac prekida testature za graifcki terminal<text:line-break/><text:line-break/>49. Evidencija slobodne fizicke memorije moze biti u obliku:<text:line-break/>-Niza bita<text:line-break/>-Liste</text:span><text:span text:style-name="apple-converted-space"><text:span text:style-name="T19"> </text:span></text:span><text:span text:style-name="T19">odsecaka raznih velicina<text:line-break/>-Vies listi odsecaka iste velicine stepeni broja 2<text:line-break/><text:line-break/>50. Spisku lozinki korisnicu mogu posredno pristupiti radi:<text:line-break/>-Provere njihove lozinke prilikom svog prestavljanja<text:line-break/>-Radi izmene svoje lozinke<text:line-break/><text:line-break/>51. Prilikom Stvaranja procesa od procesa stvaraoca se nasledjuju atributi:<text:line-break/>-Podatak o radnim imeniku procesa<text:line-break/>-Prioritet</text:span></text:p>
      <text:p text:style-name="P2"><text:span text:style-name="T19"><text:line-break/><text:line-break/>52. U Sistemu datoteka se koriste:<text:line-break/>-Tabela pristupa za rasute datoteke<text:line-break/>-Tabela deskriptora datoteka<text:line-break/>-Tabela otvorenih datoteka<text:line-break/><text:line-break/>53. Proces identifikator:<text:line-break/>-Koristi numericku oznaku korisnika<text:line-break/>iz datoteke blabla<text:line-break/>-Stvara proces komunikator</text:span><text:span text:style-name="apple-converted-space"><text:span text:style-name="T19"> </text:span></text:span><text:span text:style-name="T19"><text:line-break/></text:span><text:soft-page-break/><text:span text:style-name="T19"><text:line-break/>54. Sistem Datoteka je u konzistentom stanju kada u pregledu izmena:<text:line-break/>-Nema registrovanih izmena<text:line-break/>-Postoji registrovan potpun opis izmene i njeno obavljanje uspesno<text:line-break/>-Postoji registrovan samo nepotpun opis izmene<text:line-break/><text:line-break/>55. Sistemski procesi posrednici posredjuju u koriscenju:<text:line-break/>-Stampaca<text:line-break/>-Mreznih kontrolera<text:line-break/><text:line-break/>56. Za sprecavanje neovlascenog menjanja matrice zastite potrebno je:<text:line-break/>-Razlikovati korisnike<text:line-break/>-Za svaku datoteku znati ko joj je vlasnik<text:line-break/>-Obezbediti da se korisnik predstavi na pocetku rada<text:line-break/><text:line-break/>57. U sastav tabele pristupa ulaze:<text:line-break/>-Pocetni odsecak<text:line-break/>-Dodatni odsecak<text:line-break/>-Blokovi prvog i drugog stepena indirekekcije<text:line-break/><text:line-break/>58. Fizika radna memorija se</text:span><text:span text:style-name="apple-converted-space"><text:span text:style-name="T19"> </text:span></text:span><text:span text:style-name="il_5f_ad"><text:span text:style-name="T19">deli</text:span></text:span><text:span text:style-name="apple-converted-space"><text:span text:style-name="T19"> </text:span></text:span><text:span text:style-name="T19">na;<text:line-break/>-Lokacije sa naredbana i promenljivima OS-a<text:line-break/>-Lokacije slobodne fizicke radne memorije<text:line-break/><text:line-break/>59. Link:<text:line-break/>-Oznacava novo ime datoteke<text:line-break/>-Moze biti hard i soft<text:line-break/>-Uvodi alternativnu putanju do sadrzaja datoteke<text:line-break/><text:line-break/>60. Za proces dugorocni rasporedjivac je karakteristicno:<text:line-break/>-Da se brine o zameni slike procesora<text:line-break/>-Da postoji za sve vreme aktivnosti operativnog sistema<text:line-break/><text:line-break/>61. Atributi procesa obuhvataju:<text:line-break/>-Podatke o datotekama koje procesor korisnika<text:line-break/>-Podatak o radnom imeniku<text:line-break/>-Prioritet procesa</text:span></text:p>
      <text:p text:style-name="P5"/>
      <text:p text:style-name="Standard"><text:span text:style-name="T16">Parcijalni od prepodne:<text:line-break/>1) Logicki adresni prostor mogu da cine:<text:line-break/>- segmenti raznih velicina sacinjeni od stranica istih velicina<text:line-break/>- stranice istih velicina<text:line-break/>2) Proces dugorocni rasporedjivac:<text:line-break/></text:span><text:span text:style-name="text_5f_exposed_5f_show"><text:span text:style-name="T16">- spava izmedju dve aktivacije</text:span></text:span><text:span text:style-name="T16"><text:line-break/></text:span><text:span text:style-name="text_5f_exposed_5f_show"><text:span text:style-name="T16">- se aktivira periodicno</text:span></text:span></text:p>
      <text:p text:style-name="Standard"><text:span text:style-name="T16"><text:line-break/></text:span><text:span text:style-name="text_5f_exposed_5f_show"><text:span text:style-name="T16">3) Ime datoteke ukazuje na:</text:span></text:span><text:span text:style-name="T16"><text:line-break/></text:span><text:span text:style-name="text_5f_exposed_5f_show"><text:span text:style-name="T16">- njen sadrzaj</text:span></text:span><text:span text:style-name="T16"><text:line-break/></text:span><text:span text:style-name="text_5f_exposed_5f_show"><text:span text:style-name="T16">- njen tip</text:span></text:span></text:p>
      <text:p text:style-name="Standard"><text:span text:style-name="T16"><text:line-break/></text:span><text:span text:style-name="text_5f_exposed_5f_show"><text:span text:style-name="T16">4) Do nezavisnog visestrukog koriscenja jednog bloka u memoriji dolazi ako se:</text:span></text:span><text:span text:style-name="T16"><text:line-break/></text:span><text:span text:style-name="text_5f_exposed_5f_show"><text:span text:style-name="T16">- prebaci izmenjena tabela prisupa, a ne prebaci izmenjena evidencija slobodnih blokova u masovnu memoriju (tako nekako ili vrlo slicno)</text:span></text:span><text:span text:style-name="T16"><text:line-break/></text:span><text:soft-page-break/><text:span text:style-name="text_5f_exposed_5f_show"><text:span text:style-name="T16">5) Stvaranje procesa obuhvata:</text:span></text:span><text:span text:style-name="T16"><text:line-break/></text:span><text:span text:style-name="text_5f_exposed_5f_show"><text:span text:style-name="T16">- stvaranje slike procesa</text:span></text:span><text:span text:style-name="T16"><text:line-break/></text:span><text:span text:style-name="text_5f_exposed_5f_show"><text:span text:style-name="T16">- stvaranje deskriptora procesa</text:span></text:span><text:span text:style-name="T16"><text:line-break/></text:span><text:span text:style-name="text_5f_exposed_5f_show"><text:span text:style-name="T16">- pokretanje njegove aktivnosti</text:span></text:span><text:span text:style-name="T16"><text:line-break/></text:span><text:span text:style-name="text_5f_exposed_5f_show"><text:span text:style-name="T16">6) Drajveri:</text:span></text:span><text:span text:style-name="T16"><text:line-break/></text:span><text:span text:style-name="text_5f_exposed_5f_show"><text:span text:style-name="T16">- omogucuju rukovanje kontrolerima bez poznavanja njihovih nacina funkcionisanja (nesto slicno tome)</text:span></text:span><text:span text:style-name="T16"><text:line-break/></text:span><text:span text:style-name="text_5f_exposed_5f_show"><text:span text:style-name="T16">- uvode operacije ulaza i izlaza i za blokovske i za znakovne uredjaje</text:span></text:span><text:span text:style-name="T16"><text:line-break/></text:span><text:span text:style-name="text_5f_exposed_5f_show"><text:span text:style-name="T16">- uvode operaciju inicijalizacije i za blokovske i za znakovne uredjaje</text:span></text:span><text:span text:style-name="T16"><text:line-break/></text:span><text:span text:style-name="text_5f_exposed_5f_show"><text:span text:style-name="T16">7) Skracivanje kvantuma dovodi do:</text:span></text:span><text:span text:style-name="T16"><text:line-break/></text:span><text:span text:style-name="text_5f_exposed_5f_show"><text:span text:style-name="T16">- poboljsanja odziva, ako kvantum nije prekratak</text:span></text:span><text:span text:style-name="T16"><text:line-break/></text:span><text:span text:style-name="text_5f_exposed_5f_show"><text:span text:style-name="T16">- smanjenja iskoriscenosti procesora</text:span></text:span><text:span text:style-name="T16"><text:line-break/></text:span><text:span text:style-name="text_5f_exposed_5f_show"><text:span text:style-name="T16">- smanjenja odziva, ako je kvantum prekratak</text:span></text:span></text:p>
      <text:p text:style-name="Standard"><text:span text:style-name="text_5f_exposed_5f_show"><text:span text:style-name="T16"/></text:span></text:p>
      <text:p text:style-name="Standard"><text:span text:style-name="text_5f_exposed_5f_show"><text:span text:style-name="T16">----------------------------------------------------------------------------------------</text:span></text:span></text:p>
      <text:p text:style-name="P1">*Sta sadrzi deskriptor kontinualne datoteke:</text:p>
      <text:p text:style-name="P1"><text:tab/>-numericku oznaku vlasnika datoteke</text:p>
      <text:p text:style-name="P1"><text:tab/>-prava pristupa datoteci za njenog vlasnika</text:p>
      <text:p text:style-name="P1"><text:tab/>-njegove saradnike i ostale korisnike </text:p>
      <text:p text:style-name="P1"><text:tab/>-podatak da li je datoteka zakljucana ili ne </text:p>
      <text:p text:style-name="P1"><text:tab/>-SUID podatak</text:p>
      <text:p text:style-name="P1"><text:tab/>-datum poslednje izmene datoteke </text:p>
      <text:p text:style-name="P1">*Sta sadrzi deskriptor rasute datoteke</text:p>
      <text:p text:style-name="P1"><text:tab/>-pocetni odsecak tabele pristupa</text:p>
      <text:p text:style-name="P1"><text:tab/>-redni broj njenog prvog dodatog odsecka</text:p>
      <text:p text:style-name="P1"><text:tab/>-redni broj I i II bloka indirekcije </text:p>
      <text:p text:style-name="P1"><text:tab/>-duzinu rasute datoteke</text:p>
      <text:p text:style-name="P1"><text:tab/>-i sve nabrojano kod deskriptora kontinualne </text:p>
      <text:p text:style-name="P1">*Sistemske operacije za rukovanje datotekama:</text:p>
      <text:p text:style-name="P1"><text:tab/>-open</text:p>
      <text:p text:style-name="P1"><text:tab/>-create</text:p>
      <text:p text:style-name="P1"><text:tab/>-close </text:p>
      <text:p text:style-name="P1"><text:tab/>-flock</text:p>
      <text:p text:style-name="P1"><text:tab/>-read</text:p>
      <text:p text:style-name="P1"><text:tab/>-write</text:p>
      <text:p text:style-name="P1"><text:tab/>-seek</text:p>
      <text:p text:style-name="P1"><text:tab/>-operaciju za izmenu atributa</text:p>
      <text:p text:style-name="P1"><text:tab/>-link</text:p>
      <text:p text:style-name="P1"><text:tab/>-unlink</text:p>
      <text:p text:style-name="P1"><text:tab/>-postoje i mount i unmount</text:p>
      <text:p text:style-name="P1">*Sta karakterise specijalne datoteke</text:p>
      <text:p text:style-name="P1"><text:tab/>-predstavljaju pojedine ulazno izlazne uredjaje</text:p>
      <text:p text:style-name="P1"><text:tab/>-postoje znakovne i blokovske</text:p>
      <text:p text:style-name="P1">*Sta sadrzi deskriptor specijalne datoteke :</text:p>
      <text:p text:style-name="P1"><text:tab/>-numericku oznaku vlasnika </text:p>
      <text:p text:style-name="P1"><text:tab/>-prava pristupa datoteci za njenog vlasnika </text:p>
      <text:p text:style-name="P1"><text:tab/>-podataka da li je datoteka zakljucana ili ne </text:p>
      <text:p text:style-name="P1"/>
      <text:p text:style-name="P1"><text:soft-page-break/>*Sta omogucuje rukovanje particijama</text:p>
      <text:p text:style-name="P1"><text:tab/>-brzi pristup blokovima logicke disk jedinice </text:p>
      <text:p text:style-name="P1"><text:tab/>-vecu pouzdanost logicke disk jedinice </text:p>
      <text:p text:style-name="P1"/>
      <text:p text:style-name="P1">----------------------------------------------------------------------------------------</text:p>
      <text:p text:style-name="P1">*Koji logicki adresni prostor se koristi kada je vazno RACIONALNO koriscenje fizicke radne memorije?</text:p>
      <text:p text:style-name="P1"><text:tab/>-segmentni </text:p>
      <text:p text:style-name="P1"><text:tab/>-stranicno segmentni</text:p>
      <text:p text:style-name="P1">*Koji logicki adresni prostor se koristi kada je velicina fizicke radne memorije NEDOVOLJNA za pokrivanje potreba tipicnog procesa ? </text:p>
      <text:p text:style-name="P1"><text:tab/>-stranicni </text:p>
      <text:p text:style-name="P1"><text:tab/>-segmentno stranicni</text:p>
      <text:p text:style-name="P1">* Koji logicki adresni prostor se koristi kada je vazno RACIONALNO koriscenje fizicke mem,a ona ima nedovoljnu velicinu ? </text:p>
      <text:p text:style-name="P1"><text:tab/>-stranicno segmenti </text:p>
      <text:p text:style-name="P1">*sta sadrze elementi tabele stranica ?</text:p>
      <text:p text:style-name="P1"><text:tab/>-baznu adresu odgovarajuce stranice </text:p>
      <text:p text:style-name="P1">*Fizicka radna memorija se deli na : </text:p>
      <text:p text:style-name="P1"><text:tab/>-lokacije koje stalno zauzima OS</text:p>
      <text:p text:style-name="P1"><text:tab/>-ostale slobodne </text:p>
      <text:p text:style-name="P1">*Virtuelni adresni prostor se deli:</text:p>
      <text:p text:style-name="P1"><text:tab/>-gornji(rezervisana za OS) -&gt; sistemski virtuelni adresni prostor</text:p>
      <text:p text:style-name="P1"><text:tab/>-donji(na raspolaganju svakom procesu ) <text:s/>-&gt; korisnicki virturelni adresni prostor </text:p>
      <text:p text:style-name="P1">*Ekserna fregmentacija se javlja kod adresnog prostora: </text:p>
      <text:p text:style-name="P1"><text:tab/>-kontinualnog </text:p>
      <text:p text:style-name="P1"><text:tab/>-segmentiranog </text:p>
      <text:p text:style-name="P1">*Skupovi stranica koji se dodeljuju procesima nazivaju se :</text:p>
      <text:p text:style-name="P1"><text:tab/>-minimalni skupovi </text:p>
      <text:p text:style-name="P1">*Koji pristupi oslobadjanja fizickih stranica obezbedjuju smanjenje ucestanosti stranicnih prekida nakon povecavanja broja fizickih stranica procesa: </text:p>
      <text:p text:style-name="P1"><text:tab/>-pronalazenje fizikce stranice koja nije koristena u prethodnom periodu ( NRU)</text:p>
      <text:p text:style-name="P1"><text:tab/>-ponalazenje najmanje koriscene(LRU)</text:p>
      <text:p text:style-name="P1"><text:tab/>-softverska simulacija pronalazenja najmanje koriscene ( NFU )<text:tab/></text:p>
      <text:p text:style-name="P1">*Koji pristupi oslobadjanja fizicke stranice koriste BIT REFERENCE </text:p>
      <text:p text:style-name="P1"><text:tab/>-NRU </text:p>
      <text:p text:style-name="P1"><text:tab/>-LRU</text:p>
      <text:p text:style-name="P1"><text:tab/>-NFU</text:p>
      <text:p text:style-name="P1"><text:tab/>-second chance </text:p>
      <text:p text:style-name="P1"><text:tab/>-clock </text:p>
      <text:p text:style-name="P1"><text:tab/>-wclock</text:p>
      <text:p text:style-name="P1"/>
      <text:p text:style-name="P1">*Koji pristupi oslobadjanja fizickih stranica koriste BIT IZMENE:</text:p>
      <text:p text:style-name="P1"><text:tab/>-NRU </text:p>
      <text:p text:style-name="P1"><text:tab/>-oslobadjanje stranice sa najstarijim sadrzajem </text:p>
      <text:p text:style-name="P1"><text:tab/>-second chance </text:p>
      <text:p text:style-name="P1"><text:tab/>-clock</text:p>
      <text:p text:style-name="P1"><text:tab/>-wclock</text:p>
      <text:p text:style-name="P1"/>
      <text:p text:style-name="P1"><text:soft-page-break/>*Rukovanje virtuelnom memorijom se oslanja na :</text:p>
      <text:p text:style-name="P1"><text:tab/>-operacije sloja za rukovanje kontrolerima </text:p>
      <text:p text:style-name="P1">----------------------------------------------------------------------------------------------</text:p>
      <text:p text:style-name="P1">*Podela drajvera na gornji i donji : </text:p>
      <text:p text:style-name="P1"><text:tab/>Gornji – obrazuju operacije drajvera </text:p>
      <text:p text:style-name="P1"><text:tab/>Donji – obradjivaci prekida </text:p>
      <text:p text:style-name="P1">*Sta sadrzi lista zahteva: </text:p>
      <text:p text:style-name="P1"><text:tab/>-smer zahtevanog prenosa bloka </text:p>
      <text:p text:style-name="P1"><text:tab/>-redni broj ovog bloka </text:p>
      <text:p text:style-name="P1"><text:tab/>-adresu bafera koji ucestvuje u prenosu </text:p>
      <text:p text:style-name="P1"><text:tab/>-adresu deskriptora procesora </text:p>
      <text:p text:style-name="P1">*elevator algoritam -&gt; drajver blokovskih uredjaja </text:p>
      <text:p text:style-name="P1">*gornji deo drajvera sata sadrzi operacije :</text:p>
      <text:p text:style-name="P1"><text:tab/>-sistemske operacije za preuzimanje ili izmenu sistemsokg vremena</text:p>
      <text:p text:style-name="P1"><text:tab/>-za uspavljivanje(odlaganje) procesa </text:p>
      <text:p text:style-name="P1">*Sta omogucuje obradjivac prekida iz donjeg dela: </text:p>
      <text:p text:style-name="P1"><text:tab/>-odrzavanje sistemsoog vremena </text:p>
      <text:p text:style-name="P1"><text:tab/>-pracenje isticanja kvantuma </text:p>
      <text:p text:style-name="P1"><text:tab/>-pracenje ukupnog koriscenja procesorskog vremena </text:p>
      <text:p text:style-name="P1"><text:tab/>-provera da li je nastupilo vreme budjenja uspavanog procesa </text:p>
      <text:p text:style-name="P1"><text:tab/>-skupljanje statistika o aktivnosti procesa </text:p>
      <text:p text:style-name="P1">---------------------------------------------------------------------------------------------------</text:p>
      <text:p text:style-name="P1">*cilj rasporedjivaca za neinteraktivno koriscenje racunara:</text:p>
      <text:p text:style-name="P1"><text:tab/>-poboljsanje iskoriscenja procesorskog vremena</text:p>
      <text:p text:style-name="P1">*cilj rasporedjivaca za interaktivno koriscenje racunara:</text:p>
      <text:p text:style-name="P1"><text:tab/>-ravnomerna raspodela procesorskog vremena izmedju istovremeno procesorskih procesa</text:p>
      <text:p text:style-name="P1"><text:tab/>-sto kraci odziv</text:p>
      <text:p text:style-name="P1">*Zasto je uvedeno kruzno rasporedjivanje :</text:p>
      <text:p text:style-name="P1"><text:tab/>-ravnomerna raspodela procesorskog vremena izmedju istovremeno procesorskih procesa</text:p>
      <text:p text:style-name="P1"><text:tab/>-sto kraci odziv</text:p>
      <text:p text:style-name="P1">*sta doprinosi ravnomernoj raspodeli procesorskog vremena:</text:p>
      <text:p text:style-name="P1"><text:tab/>-uvodjenje kvantuma </text:p>
      <text:p text:style-name="P1"><text:tab/>-dinamicka izmena prioriteta:</text:p>
      <text:p text:style-name="P1"><text:tab/><text:tab/><text:tab/>-izmedju procesa</text:p>
      <text:p text:style-name="P1"><text:tab/><text:tab/><text:tab/>-izmedju korisnika</text:p>
      <text:p text:style-name="P1">*cilj rasporedjivanja za multimedijalne aplikacije </text:p>
      <text:p text:style-name="P1"><text:tab/>-garantovanje procesima potrebnog broja kvantuma u pravilnim vremenskim razmacima</text:p>
      <text:p text:style-name="P1"><text:tab/></text:p>
      <text:p text:style-name="P1">--------------------------------------------------------------------------------------------------------------</text:p>
      <text:p text:style-name="P1">*Uslovi za pojavu mrtve petlje : </text:p>
      <text:p text:style-name="P1"><text:tab/>-zauzimaju se resursi koji su u rezimu medjusobne iskljucivosti </text:p>
      <text:p text:style-name="P1"><text:tab/>-resursi se zauzimaju jedan za drugim </text:p>
      <text:p text:style-name="P1"><text:tab/>-resurse oslobadjaju samo procesi koji su ih zauzeli </text:p>
      <text:p text:style-name="P1"><text:tab/>-postoji cirkularna medjuzavisnost procesa</text:p>
      <text:p text:style-name="P1"/>
      <text:p text:style-name="P1"/>
      <text:p text:style-name="P1"/>
      <text:p text:style-name="P1"/>
      <text:p text:style-name="P1"><text:soft-page-break/>*Kako se u praksi tretira problem mrtve petlje :</text:p>
      <text:p text:style-name="P1"><text:tab/>-sprecavanje pojave mrtve petlje </text:p>
      <text:p text:style-name="P1"><text:tab/>-izbegavanje pojave mrtve petlje </text:p>
      <text:p text:style-name="P1"><text:tab/>-otkrivanje pojave mrtve petlje i oporavak od nje </text:p>
      <text:p text:style-name="P1"><text:tab/>-ignorisanje pojave mrtve petlje </text:p>
      <text:p text:style-name="P1">----------------------------------------------------------------------------------------------</text:p>
      <text:p text:style-name="P1">*Od cega se sastoje komande znakovnog komandnog jezika : </text:p>
      <text:p text:style-name="P1"><text:tab/>-jezik zapocinje operandom </text:p>
      <text:p text:style-name="P1"><text:tab/>-zavrsava se operandom ili operandima</text:p>
      <text:p text:style-name="P1">*kako se zadaju komande grafickih komandi : </text:p>
      <text:p text:style-name="P1"><text:tab/>-pomocu graficke predstave komandi (icon)</text:p>
      <text:p text:style-name="P1"><text:tab/>-spiska operatora komandi ( menu ) </text:p>
      <text:p text:style-name="P1">*Ciljevi znakovnih komandnih jezika: </text:p>
      <text:p text:style-name="P1"><text:tab/>-omugucavanje izvrsavanja pojedinih korisnickih programa </text:p>
      <text:p text:style-name="P1"><text:tab/>-omogucavanje kombinovanja izvrsavanja vise programa</text:p>
      <text:p text:style-name="P1"><text:tab/>-omogucavanje pravljenja komandnih datoteka </text:p>
      <text:p text:style-name="P1">*cemu sluzi baferovana specijalna datoteka </text:p>
      <text:p text:style-name="P1"><text:tab/>-razmena podataka izmedju dva procesa u toku (sluzi prvom kao izlaz, a drugom kao ulaz)</text:p>
      <text:p text:style-name="P1">*Sta omogucuju korisnicke komande :</text:p>
      <text:p text:style-name="P1"><text:tab/>-rukovanje datotekama </text:p>
      <text:p text:style-name="P1"><text:tab/>-rukovanje imenicima </text:p>
      <text:p text:style-name="P1"><text:tab/>-rukovanje procesima </text:p>
      <text:p text:style-name="P1"><text:tab/>-razmenu poruka izmedju korisnika </text:p>
      <text:p text:style-name="P1">*Sta omogucuju administrativne komande :</text:p>
      <text:p text:style-name="P1"><text:tab/>-pokretanje i zaustavljanje rada racunara </text:p>
      <text:p text:style-name="P1"><text:tab/>-spasavanje i vracanje datoteka</text:p>
      <text:p text:style-name="P1"><text:tab/>-rukovanje vremenom </text:p>
      <text:p text:style-name="P1"><text:tab/>-kompresovanje podataka</text:p>
      <text:p text:style-name="P1"><text:tab/>-azuriranje podataka o korisnicima </text:p>
      <text:p text:style-name="P1"><text:tab/>-rukovanje konfiguracijom racunara </text:p>
      <text:p text:style-name="P1"><text:tab/>-proveru rada ispravnosti racunara </text:p>
      <text:p text:style-name="P1"><text:tab/>-pripremu diskova za koriscenje </text:p>
      <text:p text:style-name="P1">-------------------------------------------------------------------------------------------</text:p>
      <text:p text:style-name="P1"/>
      <text:p text:style-name="P1">*Koje module sadrzi mikrokernel:</text:p>
      <text:p text:style-name="P1"><text:tab/>-modul za :</text:p>
      <text:p text:style-name="P1"><text:tab/><text:tab/>-rukovanje procesima</text:p>
      <text:p text:style-name="P1"><text:tab/><text:tab/>-razmenu poruka </text:p>
      <text:p text:style-name="P1"><text:tab/><text:tab/>-rukovanje radnom memorijom </text:p>
      <text:p text:style-name="P1"><text:tab/><text:tab/>-rukovanje kontrolerima </text:p>
      <text:p text:style-name="P1"><text:tab/><text:tab/>-rukovanje procesorom </text:p>
      <text:p text:style-name="P1">*Koraci klijentskog potprograma :</text:p>
      <text:p text:style-name="P1"><text:tab/>-pronalazenje procesa servera koji pruza zahtevanu uslugu </text:p>
      <text:p text:style-name="P1"><text:tab/>-pakovanje argumenata u poruku zahteva </text:p>
      <text:p text:style-name="P1"><text:tab/>-slanje serveru poruke zahteva </text:p>
      <text:p text:style-name="P1"><text:tab/>-prijem poruke od servera sa rezultatima </text:p>
      <text:p text:style-name="P1"><text:tab/>-raspakivanje prispele poruke </text:p>
      <text:p text:style-name="P1"><text:tab/>-isporuka rezultata usluge pozivaocu potprograma</text:p>
      <text:p text:style-name="P1"><text:soft-page-break/>*Za sta su zaduzeni serverski potprogrami :</text:p>
      <text:p text:style-name="P1"><text:tab/>Prvi :<text:tab/></text:p>
      <text:p text:style-name="P1"><text:tab/><text:tab/>-prijem poruke zahteva </text:p>
      <text:p text:style-name="P1"><text:tab/><text:tab/>-raspakivanje argumeta iz te poruke</text:p>
      <text:p text:style-name="P1"><text:tab/></text:p>
      <text:p text:style-name="P1"><text:tab/>Drugi : </text:p>
      <text:p text:style-name="P1"><text:tab/><text:tab/>-pakovanje rezultata usluge u poruku odgovora </text:p>
      <text:p text:style-name="P1"><text:tab/><text:tab/>-slanju klijentu ove poruke odgovora </text:p>
      <text:p text:style-name="P1"/>
      <text:p text:style-name="P1">*Koji su problemi vezani za pozive udaljene operacije: </text:p>
      <text:p text:style-name="P1"><text:tab/>-nepronalazenje servera koji pruza zahtevanu uslugu </text:p>
      <text:p text:style-name="P1"><text:tab/>-da se izgube ili poruka zahteva ili poruka odgovora </text:p>
      <text:p text:style-name="P1"><text:tab/>-da dodje do otkaza ili servera ili klijenta u toku rada </text:p>
      <text:p text:style-name="P1">* Sta sadrzi dozvole na kojima se zasniva zastita datoteka u distribuiranom stanju : </text:p>
      <text:p text:style-name="P1"><text:tab/>-redni broj servera </text:p>
      <text:p text:style-name="P1"><text:tab/>-redni broj deskriptora datoteke </text:p>
      <text:p text:style-name="P1"><text:tab/>-oznaku vrstu usluge </text:p>
      <text:p text:style-name="P4">-oznaku ispravnosti dozvole </text:p>
      <text:p text:style-name="P1">*Distribuiranu sinhronizaciju karakterise : </text:p>
      <text:p text:style-name="P1"><text:tab/>-uvodjenje procesa koordinatora</text:p>
      <text:p text:style-name="P1"><text:tab/>-medjusobnom dogovaranju procesa</text:p>
      <text:p text:style-name="P1"><text:tab/>-obezbedjuje da se obave sve operacije ili ni jedna od njih-&gt; atomske transakcije</text:p>
      <text:p text:style-name="P1">*Distribuirani racunarski sistem : </text:p>
      <text:p text:style-name="P1"><text:tab/>-integrise mnostvo racunara u mocan multiracunarski sitem </text:p>
      <text:p text:style-name="P1"><text:tab/>-omogucuje deljenje resursa izmedju vise korisnika </text:p>
      <text:p text:style-name="P1"><text:tab/>-zeljenu raspolozivost i predvidivost odziva </text:p>
      <text:p text:style-name="P1"><text:tab/>-vecu sigurnost </text:p>
      <text:p text:style-name="P1">*Distribuiranu softversku platformu karakterise : </text:p>
      <text:p text:style-name="P1"><text:tab/>-skrivanje razlicitosti racunara – pravljenjem middleware<text:bookmark text:name="_GoBack"/> platforme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Helvetica1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sr" fo:country="R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sr" fo:country="R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il_5f_ad" style:display-name="il_ad" style:family="text" style:parent-style-name="Default_20_Paragraph_20_Font"/>
    <style:style style:name="text_5f_exposed_5f_show" style:display-name="text_exposed_show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ola Skrbic</meta:initial-creator>
    <meta:editing-cycles>14</meta:editing-cycles>
    <meta:creation-date>2015-06-01T20:26:00</meta:creation-date>
    <dc:date>2015-06-10T19:12:43.21</dc:date>
    <meta:editing-duration>PT4M27S</meta:editing-duration>
    <meta:generator>OpenOffice/4.1.1$Win32 OpenOffice.org_project/411m6$Build-9775</meta:generator>
    <meta:document-statistic meta:table-count="0" meta:image-count="0" meta:object-count="0" meta:page-count="7" meta:paragraph-count="201" meta:word-count="1406" meta:character-count="1142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